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e8c" officeooo:paragraph-rsid="00150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ध्याय एक<text:line-break/>कुरुक्षेत्र के<text:line-break/>युद्धस्थल में<text:line-break/>सैन्यनिरीक्षण<text:line-break/>धृतराष्ट्र उवाच<text:line-break/>धर्मक्षेत्रे कुरुक्षेत्रे समवेता युयुत्सवः ।<text:line-break/>मामकाः पाण्डवाश्चैव किमकुर्वत सञ्जय ॥१॥<text:line-break/>धृतराष्ट्रः उवाच-राजा धृतराष्ट्र ने कहा; धर्म-क्षेत्रे-धर्मभूमि (तीर्थस्थल) में; कुरुक्षेत्रे-कुरुक्षेत्र नामक स्थान में; समवेताः- एकत्र; युयुत्सवः-युद्ध करने की<text:line-break/>इच्छा से; मामकाः- मेरे पक्ष (पुत्रों); पाण्डवाः- पाण्डु के पुत्रों ने; च-तथा;<text:line-break/>एव-निश्चय ही; किम्-क्या; अकुर्वत-किया; सञ्जय-हे संजय।<text:line-break/>धृतराष्ट्र ने कहा-हे संजय! धर्मभूमि कुरुक्षेत्र में युद्ध की इच्छा से एकत्र हुए मेरे<text:line-break/>तथा पाण्डु के पुत्रों ने क्या किया?<text:line-break/>तात्पर्य : भगवद्गीता एक बहुपठित आस्तिक विज्ञान है जो गीता-माहात्म्य में सार<text:line-break/>रूप में दिया हुआ है। इसमें यह उल्लेख है कि मनुष्य को चाहिए कि वह श्रीकृष्ण के<text:line-break/>भक्त की सहायता से संवीक्षण करते हुए भगवद्गीता का अध्ययन करे और स्वार्थप्रेरित<text:line-break/>व्याख्याओं के बिना उसे समझने का प्रयास करे। अर्जुन ने जिस प्रकार से साक्षात्<text:line-break/>भगवान् श्रीकृष्ण से गीता सुनी और उसका उपदेश ग्रहण किया, इस प्रकार की स्पष्ट<text:line-break/>अनुभूति का उदाहरण भगवद्गीता में ही है। यदि उसी गुरु-परम्परा से, निजी स्वार्थ से<text:line-break/>प्रेरित हुए बिना, किसी को भगवद्गीता समझने का सौभाग्य प्राप्त हो तो वह समस्त<text:line-break/>वैदिक ज्ञान तथा विश्व के समस्त शास्त्रों के अध्ययन को पीछे छोड़ देता है। पाठक को<text:line-break/>भगवद्गीता में न केवल अन्य शास्त्रों की सारी बातें मिलेंगी, अपितु ऐसी बातें भी मिलेंगी<text:line-break/>जो अन्यत्र कहीं उपलब्ध नहीं हैं। यही गीता का विशिष्ट मानदण्ड है। स्वयं भगवान्<text:line-break/>श्रीकृष्ण द्वारा साक्षात् उच्चरित होने के कारण यह पूर्ण आस्तिक विज्ञान है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5.3.1.2$Windows_X86_64 LibreOffice_project/e80a0e0fd1875e1696614d24c32df0f95f03deb2</meta:generator>
    <dc:date>2021-05-21T02:42:39.639000000</dc:date>
    <meta:document-statistic meta:table-count="0" meta:image-count="0" meta:object-count="0" meta:page-count="1" meta:paragraph-count="1" meta:word-count="230" meta:character-count="845" meta:non-whitespace-character-count="616"/>
    <meta:user-defined meta:name="Info 1"/>
    <meta:user-defined meta:name="Info 2"/>
    <meta:user-defined meta:name="Info 3"/>
    <meta:user-defined meta:name="Info 4"/>
  </office:meta>
</office:document-meta>
</file>